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1f497d" fo:language="ru" fo:country="RU"/>
    </style:style>
    <style:style style:name="P2" style:family="paragraph" style:parent-style-name="Text_20_body">
      <style:text-properties fo:color="#1f497d" fo:language="ru" fo:country="RU" officeooo:rsid="00588d8d" officeooo:paragraph-rsid="005bb83a"/>
    </style:style>
    <style:style style:name="P3" style:family="paragraph" style:parent-style-name="Text_20_body">
      <style:text-properties fo:color="#1f497d" fo:language="en" fo:country="US" officeooo:rsid="00588d8d" officeooo:paragraph-rsid="00588d8d"/>
    </style:style>
    <style:style style:name="P4" style:family="paragraph" style:parent-style-name="Text_20_body">
      <style:text-properties fo:color="#1f497d" fo:language="en" fo:country="US" officeooo:rsid="005b6fb8" officeooo:paragraph-rsid="005b6fb8"/>
    </style:style>
    <style:style style:name="P5" style:family="paragraph" style:parent-style-name="Text_20_body">
      <style:text-properties fo:color="#1f497d" fo:language="en" fo:country="US" officeooo:rsid="005b6fb8" officeooo:paragraph-rsid="005bb83a"/>
    </style:style>
    <style:style style:name="P6" style:family="paragraph" style:parent-style-name="Text_20_body">
      <style:text-properties fo:color="#1f497d" fo:language="en" fo:country="US" officeooo:rsid="005fdbab" officeooo:paragraph-rsid="00623173"/>
    </style:style>
    <style:style style:name="P7" style:family="paragraph" style:parent-style-name="Preformatted_20_Text">
      <style:text-properties fo:color="#000000" style:font-name="Courier New" fo:font-size="9pt" fo:language="ru" fo:country="RU" officeooo:rsid="007d47e1" officeooo:paragraph-rsid="007d47e1"/>
    </style:style>
    <style:style style:name="P8" style:family="paragraph" style:parent-style-name="Preformatted_20_Text">
      <style:paragraph-properties fo:margin-top="0in" fo:margin-bottom="0.1965in" loext:contextual-spacing="false"/>
      <style:text-properties fo:color="#000000" style:font-name="Courier New" fo:font-size="9pt"/>
    </style:style>
    <style:style style:name="P9" style:family="paragraph" style:parent-style-name="Preformatted_20_Text">
      <style:text-properties fo:color="#000000"/>
    </style:style>
    <style:style style:name="P10" style:family="paragraph" style:parent-style-name="Text_20_body">
      <style:text-properties fo:color="#1f497d" fo:language="en" fo:country="US" officeooo:rsid="00588d8d"/>
    </style:style>
    <style:style style:name="P11" style:family="paragraph" style:parent-style-name="Text_20_body">
      <style:text-properties fo:color="#1f497d" fo:language="en" fo:country="US" officeooo:rsid="00588d8d" officeooo:paragraph-rsid="00588d8d"/>
    </style:style>
    <style:style style:name="P12" style:family="paragraph" style:parent-style-name="Text_20_body">
      <style:text-properties fo:color="#1f497d" fo:language="en" fo:country="US" officeooo:rsid="0063960e" officeooo:paragraph-rsid="006bafad"/>
    </style:style>
    <style:style style:name="P13" style:family="paragraph" style:parent-style-name="Text_20_body">
      <style:text-properties fo:color="#1f497d" fo:language="ru" fo:country="RU"/>
    </style:style>
    <style:style style:name="P14" style:family="paragraph" style:parent-style-name="Text_20_body">
      <style:text-properties fo:color="#1f497d" fo:language="ru" fo:country="RU" officeooo:rsid="005fdbab" officeooo:paragraph-rsid="005fdbab"/>
    </style:style>
    <style:style style:name="P15" style:family="paragraph" style:parent-style-name="Text_20_body">
      <style:text-properties fo:color="#1f497d" fo:language="ru" fo:country="RU" officeooo:rsid="00588d8d" officeooo:paragraph-rsid="00588d8d"/>
    </style:style>
    <style:style style:name="P16" style:family="paragraph" style:parent-style-name="Text_20_body">
      <style:text-properties fo:color="#1f497d" fo:language="ru" fo:country="RU" officeooo:paragraph-rsid="0075f74a"/>
    </style:style>
    <style:style style:name="P17" style:family="paragraph" style:parent-style-name="Text_20_body">
      <style:text-properties fo:language="en" fo:country="US" officeooo:rsid="007d8b5e" officeooo:paragraph-rsid="007d8b5e"/>
    </style:style>
    <style:style style:name="P18" style:family="paragraph" style:parent-style-name="Text_20_body">
      <style:text-properties officeooo:paragraph-rsid="00772c32"/>
    </style:style>
    <style:style style:name="P19" style:family="paragraph" style:parent-style-name="Text_20_body">
      <style:text-properties officeooo:paragraph-rsid="0078844a"/>
    </style:style>
    <style:style style:name="P20" style:family="paragraph" style:parent-style-name="Text_20_body">
      <style:text-properties fo:language="ru" fo:country="RU" officeooo:rsid="007d47e1" officeooo:paragraph-rsid="007d47e1"/>
    </style:style>
    <style:style style:name="T1" style:family="text">
      <style:text-properties fo:color="#1f497d" fo:language="ru" fo:country="RU"/>
    </style:style>
    <style:style style:name="T2" style:family="text">
      <style:text-properties fo:color="#1f497d" fo:language="ru" fo:country="RU" officeooo:rsid="00588d8d"/>
    </style:style>
    <style:style style:name="T3" style:family="text">
      <style:text-properties fo:color="#1f497d" fo:language="ru" fo:country="RU" fo:font-weight="bold" style:font-weight-asian="bold" style:font-weight-complex="bold"/>
    </style:style>
    <style:style style:name="T4" style:family="text">
      <style:text-properties fo:color="#1f497d" fo:language="ru" fo:country="RU" officeooo:rsid="005e6cf7"/>
    </style:style>
    <style:style style:name="T5" style:family="text">
      <style:text-properties fo:color="#1f497d" fo:language="ru" fo:country="RU" officeooo:rsid="00772c32"/>
    </style:style>
    <style:style style:name="T6" style:family="text">
      <style:text-properties fo:color="#1f497d" fo:language="ru" fo:country="RU" officeooo:rsid="007a8344"/>
    </style:style>
    <style:style style:name="T7" style:family="text">
      <style:text-properties fo:color="#1f497d" fo:language="ru" fo:country="RU" officeooo:rsid="007c2196"/>
    </style:style>
    <style:style style:name="T8" style:family="text">
      <style:text-properties fo:color="#1f497d" fo:font-weight="bold" style:font-weight-asian="bold" style:font-weight-complex="bold"/>
    </style:style>
    <style:style style:name="T9" style:family="text">
      <style:text-properties fo:color="#1f497d" fo:language="en" fo:country="US" officeooo:rsid="005e6cf7"/>
    </style:style>
    <style:style style:name="T10" style:family="text">
      <style:text-properties fo:color="#1f497d" fo:language="en" fo:country="US" fo:font-weight="bold" officeooo:rsid="005e6cf7" style:font-weight-asian="bold" style:font-weight-complex="bold"/>
    </style:style>
    <style:style style:name="T11" style:family="text">
      <style:text-properties fo:color="#1f497d" fo:language="en" fo:country="US" fo:font-weight="bold" officeooo:rsid="00772c32" style:font-weight-asian="bold" style:font-weight-complex="bold"/>
    </style:style>
    <style:style style:name="T12" style:family="text">
      <style:text-properties fo:color="#1f497d" fo:language="en" fo:country="US" officeooo:rsid="00772c32"/>
    </style:style>
    <style:style style:name="T13" style:family="text">
      <style:text-properties fo:color="#1f497d" fo:language="en" fo:country="US" officeooo:rsid="007a8344"/>
    </style:style>
    <style:style style:name="T14" style:family="text">
      <style:text-properties fo:color="#1f497d" fo:language="en" fo:country="US" officeooo:rsid="007cc462"/>
    </style:style>
    <style:style style:name="T15" style:family="text">
      <style:text-properties fo:color="#1f497d" style:font-name="Courier New" fo:font-size="9pt" fo:language="ru" fo:country="RU" fo:font-weight="bold"/>
    </style:style>
    <style:style style:name="T16" style:family="text">
      <style:text-properties fo:color="#1f497d" style:font-name="Courier New" fo:font-size="9pt" fo:language="ru" fo:country="RU" fo:font-weight="bold" style:font-weight-asian="bold" style:font-weight-complex="bold"/>
    </style:style>
    <style:style style:name="T17" style:family="text">
      <style:text-properties fo:color="#1f497d" style:font-name="Courier New" fo:font-size="9pt" fo:language="ru" fo:country="RU" fo:font-weight="normal" style:font-weight-asian="normal" style:font-weight-complex="normal"/>
    </style:style>
    <style:style style:name="T18" style:family="text">
      <style:text-properties fo:color="#1f497d" style:font-name="Courier New" fo:font-size="9pt" fo:language="en" fo:country="US" fo:font-weight="bold" officeooo:rsid="007cc462" style:font-weight-asian="bold" style:font-weight-complex="bold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5bb83a"/>
    </style:style>
    <style:style style:name="T21" style:family="text">
      <style:text-properties fo:language="ru" fo:country="RU" officeooo:rsid="005d10ef"/>
    </style:style>
    <style:style style:name="T22" style:family="text">
      <style:text-properties fo:language="ru" fo:country="RU" officeooo:rsid="0063960e"/>
    </style:style>
    <style:style style:name="T23" style:family="text">
      <style:text-properties fo:language="ru" fo:country="RU" fo:font-weight="bold" style:font-weight-asian="bold" style:font-weight-complex="bold"/>
    </style:style>
    <style:style style:name="T24" style:family="text">
      <style:text-properties fo:language="ru" fo:country="RU" officeooo:rsid="0068aadb"/>
    </style:style>
    <style:style style:name="T25" style:family="text">
      <style:text-properties fo:language="ru" fo:country="RU" fo:font-weight="normal" officeooo:rsid="006bafad" style:font-weight-asian="normal" style:font-weight-complex="normal"/>
    </style:style>
    <style:style style:name="T26" style:family="text">
      <style:text-properties fo:language="en" fo:country="US" officeooo:rsid="00588d8d"/>
    </style:style>
    <style:style style:name="T27" style:family="text">
      <style:text-properties fo:language="en" fo:country="US" officeooo:rsid="0059bee6"/>
    </style:style>
    <style:style style:name="T28" style:family="text">
      <style:text-properties fo:language="en" fo:country="US" fo:font-weight="bold" officeooo:rsid="00588d8d" style:font-weight-asian="bold" style:font-weight-complex="bold"/>
    </style:style>
    <style:style style:name="T29" style:family="text">
      <style:text-properties fo:language="en" fo:country="US" fo:font-weight="bold" officeooo:rsid="0059bee6" style:font-weight-asian="bold" style:font-weight-complex="bold"/>
    </style:style>
    <style:style style:name="T30" style:family="text">
      <style:text-properties fo:language="en" fo:country="US" fo:font-weight="bold" officeooo:rsid="0075f74a" style:font-weight-asian="bold" style:font-weight-complex="bold"/>
    </style:style>
    <style:style style:name="T31" style:family="text">
      <style:text-properties fo:language="en" fo:country="US" officeooo:rsid="006e7168"/>
    </style:style>
    <style:style style:name="T32" style:family="text">
      <style:text-properties fo:language="en" fo:country="US" fo:font-weight="normal" officeooo:rsid="0075f74a" style:font-weight-asian="normal" style:font-weight-complex="normal"/>
    </style:style>
    <style:style style:name="T33" style:family="text">
      <style:text-properties officeooo:rsid="00588d8d"/>
    </style:style>
    <style:style style:name="T34" style:family="text">
      <style:text-properties officeooo:rsid="0059bee6"/>
    </style:style>
    <style:style style:name="T35" style:family="text">
      <style:text-properties officeooo:rsid="005d10ef"/>
    </style:style>
    <style:style style:name="T36" style:family="text">
      <style:text-properties officeooo:rsid="0063960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63960e" style:font-weight-asian="bold" style:font-weight-complex="bold"/>
    </style:style>
    <style:style style:name="T39" style:family="text">
      <style:text-properties fo:font-weight="bold" officeooo:rsid="0059bee6" style:font-weight-asian="bold" style:font-weight-complex="bold"/>
    </style:style>
    <style:style style:name="T40" style:family="text">
      <style:text-properties fo:font-weight="bold" officeooo:rsid="00588d8d" style:font-weight-asian="bold" style:font-weight-complex="bold"/>
    </style:style>
    <style:style style:name="T41" style:family="text">
      <style:text-properties fo:font-weight="bold" officeooo:rsid="00727692" style:font-weight-asian="bold" style:font-weight-complex="bold"/>
    </style:style>
    <style:style style:name="T42" style:family="text">
      <style:text-properties fo:font-weight="bold" officeooo:rsid="0075f74a" style:font-weight-asian="bold" style:font-weight-complex="bold"/>
    </style:style>
    <style:style style:name="T43" style:family="text">
      <style:text-properties officeooo:rsid="00671d5f"/>
    </style:style>
    <style:style style:name="T44" style:family="text">
      <style:text-properties officeooo:rsid="00674360"/>
    </style:style>
    <style:style style:name="T45" style:family="text">
      <style:text-properties officeooo:rsid="0068aadb"/>
    </style:style>
    <style:style style:name="T46" style:family="text">
      <style:text-properties fo:font-weight="normal" officeooo:rsid="006bafad" style:font-weight-asian="normal" style:font-weight-complex="normal"/>
    </style:style>
    <style:style style:name="T47" style:family="text">
      <style:text-properties fo:font-weight="normal" officeooo:rsid="00727692" style:font-weight-asian="normal" style:font-weight-complex="normal"/>
    </style:style>
    <style:style style:name="T48" style:family="text">
      <style:text-properties fo:font-weight="normal" officeooo:rsid="0075f74a" style:font-weight-asian="normal" style:font-weight-complex="normal"/>
    </style:style>
    <style:style style:name="T49" style:family="text">
      <style:text-properties officeooo:rsid="006e7168"/>
    </style:style>
    <style:style style:name="T50" style:family="text">
      <style:text-properties fo:color="#008000" style:font-name="Courier New" fo:font-size="9pt" fo:language="en" fo:country="US" fo:font-weight="bold" officeooo:rsid="00772c32"/>
    </style:style>
    <style:style style:name="T51" style:family="text">
      <style:text-properties fo:color="#008000" style:font-name="Courier New" fo:font-size="9pt" fo:font-weight="bold"/>
    </style:style>
    <style:style style:name="T52" style:family="text">
      <style:text-properties fo:color="#008000" style:font-name="Courier New" fo:font-size="9pt" fo:font-weight="bold" officeooo:rsid="00772c32"/>
    </style:style>
    <style:style style:name="T53" style:family="text">
      <style:text-properties fo:color="#008000" style:font-name="Courier New" fo:font-size="9pt" fo:font-weight="bold" fo:background-color="#efefef" loext:char-shading-value="0"/>
    </style:style>
    <style:style style:name="T54" style:family="text">
      <style:text-properties fo:color="#008000" fo:font-weight="bold" fo:background-color="#efefef" loext:char-shading-value="0"/>
    </style:style>
    <style:style style:name="T55" style:family="text">
      <style:text-properties fo:color="#000080" style:font-name="Courier New" fo:font-size="9pt" fo:language="en" fo:country="US" fo:font-weight="bold" officeooo:rsid="00772c32"/>
    </style:style>
    <style:style style:name="T56" style:family="text">
      <style:text-properties fo:color="#000080" style:font-name="Courier New" fo:font-size="9pt" fo:font-weight="bold" fo:background-color="#efefef" loext:char-shading-value="0"/>
    </style:style>
    <style:style style:name="T57" style:family="text">
      <style:text-properties fo:color="#000080" fo:font-weight="bold" fo:background-color="#e4e4ff" loext:char-shading-value="0"/>
    </style:style>
    <style:style style:name="T58" style:family="text">
      <style:text-properties fo:background-color="#efefef" loext:char-shading-value="0"/>
    </style:style>
    <style:style style:name="T59" style:family="text">
      <style:text-properties style:font-name="Courier New" fo:font-size="9pt"/>
    </style:style>
    <style:style style:name="T60" style:family="text">
      <style:text-properties style:font-name="Courier New" fo:font-size="9pt" fo:background-color="#efefef" loext:char-shading-value="0"/>
    </style:style>
    <style:style style:name="T61" style:family="text">
      <style:text-properties style:font-name="Courier New" fo:font-size="9pt" fo:language="ru" fo:country="RU" officeooo:rsid="007d47e1" fo:background-color="#efefef" loext:char-shading-value="0"/>
    </style:style>
    <style:style style:name="T62" style:family="text">
      <style:text-properties style:font-name="Courier New" fo:font-size="9pt" fo:language="en" fo:country="US" officeooo:rsid="007d47e1" fo:background-color="#efefef" loext:char-shading-value="0"/>
    </style:style>
    <style:style style:name="T63" style:family="text">
      <style:text-properties fo:color="#0000ff" style:font-name="Courier New" fo:font-size="9pt" fo:font-weight="bold" fo:background-color="#efefe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- <text:span text:style-name="T33">Написать </text:span><text:span text:style-name="T28">MapReduce</text:span><text:span text:style-name="T26"> </text:span><text:span text:style-name="T33">программу для запуска на </text:span><text:span text:style-name="T40">hdfs</text:span><text:span text:style-name="T30">. </text:span><text:span text:style-name="T42">Б</text:span><text:span text:style-name="T48">удем запускать </text:span><text:span text:style-name="T32">MapReduce </text:span><text:span text:style-name="T47">используя</text:span><text:span text:style-name="T41"> </text:span><text:span text:style-name="T33">виртуальную машину от </text:span><text:span text:style-name="T28">Cloudera</text:span><text:span text:style-name="T26">.</text:span></text:p>
      <text:p text:style-name="P10"/>
      <text:p text:style-name="P1">1) Написать <text:span text:style-name="T37">Hadoop Mapper</text:span> который на вход принимает CVS файл <text:span text:style-name="T43">(приатачен)</text:span>;</text:p>
      <text:p text:style-name="P1">- в мапере распарсить CSV и сконвертить в <text:span text:style-name="T37">Plain XML</text:span>;</text:p>
      <text:p text:style-name="P1">-<text:span text:style-name="T31"> </text:span><text:span text:style-name="T49">свалидировать </text:span><text:span text:style-name="T31">xml </text:span><text:span text:style-name="T49">валидационной схемой </text:span><text:span text:style-name="T31">xsd (</text:span><text:span text:style-name="T49">приатачена</text:span><text:span text:style-name="T31">)</text:span></text:p>
      <text:p text:style-name="P1">- <text:span text:style-name="T33">записать результат в виде </text:span><text:span text:style-name="T28">xml</text:span><text:span text:style-name="T26"> </text:span><text:span text:style-name="T33">на выход</text:span></text:p>
      <text:p text:style-name="Text_20_body"><text:span text:style-name="T2">2</text:span><text:span text:style-name="T1">) Создать </text:span><text:span text:style-name="T3">H</text:span><text:span text:style-name="T8">a</text:span><text:span text:style-name="T3">doop Reducer</text:span><text:span text:style-name="T1"> </text:span><text:span text:style-name="T2">который принимает на вход </text:span><text:span text:style-name="T1">Plain XML </text:span><text:span text:style-name="T2">(ключем может быть номер строчки в исходном файле)</text:span><text:span text:style-name="T1">;</text:span></text:p>
      <text:p text:style-name="P1"><text:s/>- <text:s/>в Reducer сконвертить Plain XML во внутрений XML формат предоставленый <text:span text:style-name="T44">мною</text:span> при помощи <text:span text:style-name="T37">XSLT</text:span> <text:span text:style-name="T33">(Для конвертации использовать </text:span><text:span text:style-name="T26">Transformer </text:span><text:span text:style-name="T33">имплементации </text:span><text:span text:style-name="T28">Saxon</text:span><text:span text:style-name="T33">)</text:span>;</text:p>
      <text:p text:style-name="P1">- XML во внутренем формате записать в выходной <text:span text:style-name="T37">Hadoop Sequence File</text:span>;</text:p>
      <text:p text:style-name="P1">- <text:span text:style-name="T34">в </text:span><text:span text:style-name="T27">xslt </text:span><text:span text:style-name="T34">трансформации использовать как минимум </text:span><text:span text:style-name="T39">1 внешнюю </text:span><text:span text:style-name="T29">Java </text:span><text:span text:style-name="T39">функцию</text:span><text:span text:style-name="T34"> (Например для форматирования даты).</text:span></text:p>
      <text:p text:style-name="P3">3) <text:span text:style-name="T19">Программа должна паковаться в </text:span><text:span text:style-name="T37">Jar</text:span> <text:span text:style-name="T19">файл использую </text:span><text:span text:style-name="T37">maven</text:span>.</text:p>
      <text:p text:style-name="P3">4) <text:span text:style-name="T19">В программе должен быть метод </text:span>main <text:span text:style-name="T19">который позволит запускать нашу программу.</text:span></text:p>
      <text:p text:style-name="P3"><text:span text:style-name="T19">- метод должен принимать </text:span><text:span text:style-name="T23">2 аргумента </text:span><text:span text:style-name="T19">(1 — путь к папке на </text:span>hdfs <text:span text:style-name="T19">где будут лежать входные данные, 2 — путь к папке куда будут выгружаться данные после </text:span>Reducer<text:span text:style-name="T19">)</text:span></text:p>
      <text:p text:style-name="P3"><text:span text:style-name="T19">- вызов </text:span>main <text:span text:style-name="T19">метода должен сконфигурировать </text:span><text:span text:style-name="T37">MapReduce</text:span> <text:span text:style-name="T19">задачу и запустить ее на выполнение.</text:span></text:p>
      <text:p text:style-name="P3"><text:span text:style-name="T19">- </text:span><text:span text:style-name="T22">для запуска необходимо также будет создать </text:span><text:span text:style-name="T38">workflow.xml</text:span><text:span text:style-name="T36">, </text:span><text:span text:style-name="T22">описать его.</text:span></text:p>
      <text:p text:style-name="P3"><text:span text:style-name="T22"><text:tab/>- </text:span><text:span text:style-name="T24">вставить условие — что если папка </text:span><text:span text:style-name="T45">input_dir </text:span><text:span text:style-name="T24">не пустая — начинать </text:span><text:span text:style-name="T45">MapReduce job, </text:span><text:span text:style-name="T24">в <text:tab/>противном случае не запускать.</text:span></text:p>
      <text:p text:style-name="P12"><text:span text:style-name="T19"><text:tab/>- а также необходим будет вспомогательный файл </text:span><text:span text:style-name="T37">job.properties </text:span><text:span text:style-name="T25">(Необходим для <text:tab/>конфигурирования </text:span><text:span text:style-name="T46">workflow.xml</text:span><text:span text:style-name="T25">)</text:span></text:p>
      <text:p text:style-name="P6"><text:span text:style-name="T19">5) Настроить </text:span><text:span text:style-name="T37">oozie</text:span> <text:span text:style-name="T19">веб интерфейс и использовать для анализа результатов как в рантайме так и после выполнения задач.</text:span></text:p>
      <text:p text:style-name="P14">- Необходимо также научится находить логи и анализировтаь их</text:p>
      <text:p text:style-name="P15"/>
      <text:p text:style-name="P2">Изучение технологий по ходу выполнения. </text:p>
      <text:p text:style-name="P4"><text:span text:style-name="T19">- </text:span><text:span text:style-name="T23">Обязательно</text:span><text:span text:style-name="T19"> использовать </text:span><text:span text:style-name="T37">Guice</text:span> <text:span text:style-name="T19">как </text:span>dependency injection</text:p>
      <text:p text:style-name="P5">- <text:span text:style-name="T19">Для тестирования использовать фреймворки </text:span><text:span text:style-name="T37">Spock</text:span> <text:span text:style-name="T20">и</text:span><text:span text:style-name="T19"> </text:span><text:span text:style-name="T37">MrUnit</text:span> <text:span text:style-name="T20">(Для тестирования Mapper и Reducer)</text:span></text:p>
      <text:p text:style-name="P4">- <text:span text:style-name="T19">Желательно но не обязательно использовать </text:span><text:span text:style-name="T37">Groovy</text:span>. <text:span text:style-name="T19">Для этого можно все классы </text:span><text:span text:style-name="T21">( за исключением </text:span><text:span text:style-name="T35">Mapper </text:span><text:span text:style-name="T21">и </text:span><text:span text:style-name="T35">Reducer</text:span><text:span text:style-name="T21">) </text:span><text:span text:style-name="T19">создавать как </text:span><text:span text:style-name="T23">*.</text:span><text:span text:style-name="T37">groovy</text:span> <text:span text:style-name="T19">а писать </text:span><text:span text:style-name="T21">можно</text:span><text:span text:style-name="T19"> в смешанном стиле.</text:span></text:p>
      <text:p text:style-name="P18"><text:span text:style-name="T4"/></text:p>
      <text:p text:style-name="P18"><text:span text:style-name="T4"/></text:p>
      <text:p text:style-name="P18"><text:soft-page-break/><text:span text:style-name="T12">Xslt </text:span><text:span text:style-name="T5">преобразование должно скопировать входной </text:span><text:span text:style-name="T12">XML </text:span><text:span text:style-name="T5">за исключением </text:span><text:span text:style-name="T7">аттрибута</text:span><text:span text:style-name="T5"> </text:span><text:span text:style-name="T14">&lt;</text:span><text:span text:style-name="T16">bank_code</text:span><text:span text:style-name="T18">&gt;</text:span><text:span text:style-name="T15">.</text:span></text:p>
      <text:p text:style-name="P19"><text:span text:style-name="T5">А также необходимо булет анализировать поле </text:span><text:span text:style-name="T12">buy_rate. </text:span><text:span text:style-name="T11">If buy_rate &gt; 25</text:span><text:span text:style-name="T12"> then </text:span><text:span text:style-name="T6">добавить новый аттрибут.</text:span></text:p>
      <text:p text:style-name="P19"><text:span text:style-name="T50">&lt;information date=</text:span><text:span text:style-name="T55">{current date using registered java function}</text:span><text:span text:style-name="T50">&gt;Buy rate more then 25&lt;/information&gt;</text:span></text:p>
      <text:p text:style-name="P19"><text:span text:style-name="T50"/></text:p>
      <text:p text:style-name="P17"><text:span text:style-name="T51">Example:</text:span></text:p>
      <text:p text:style-name="P7"><text:span text:style-name="T54">&lt;</text:span><text:span text:style-name="T57">exchange_rates</text:span><text:span text:style-name="T54">&gt;</text:span></text:p>
      <text:p text:style-name="P9"><text:s text:c="3"/><text:span text:style-name="T60">&lt;</text:span><text:span text:style-name="T56">pk</text:span><text:span text:style-name="T60">&gt;</text:span><text:span text:style-name="T59">8</text:span><text:span text:style-name="T60">&lt;/</text:span><text:span text:style-name="T56">pk</text:span><text:span text:style-name="T60">&gt;</text:span></text:p>
      <text:p text:style-name="P9"><text:s text:c="3"/><text:span text:style-name="T60">&lt;</text:span><text:span text:style-name="T56">currency_code</text:span><text:span text:style-name="T60">&gt;</text:span><text:span text:style-name="T59">eur</text:span><text:span text:style-name="T60">&lt;/</text:span><text:span text:style-name="T56">currency_code</text:span><text:span text:style-name="T60">&gt;</text:span></text:p>
      <text:p text:style-name="P9"><text:s text:c="3"/><text:span text:style-name="T60">&lt;</text:span><text:span text:style-name="T56">buy_rate</text:span><text:span text:style-name="T60">&gt;</text:span><text:span text:style-name="T59">27.0000</text:span><text:span text:style-name="T60">&lt;/</text:span><text:span text:style-name="T56">buy_rate</text:span><text:span text:style-name="T60">&gt;</text:span></text:p>
      <text:p text:style-name="P9"><text:s text:c="3"/><text:span text:style-name="T60">&lt;</text:span><text:span text:style-name="T56">sell_rate</text:span><text:span text:style-name="T60">&gt;</text:span><text:span text:style-name="T59">28.5000</text:span><text:span text:style-name="T60">&lt;/</text:span><text:span text:style-name="T56">sell_rate</text:span><text:span text:style-name="T60">&gt;</text:span></text:p>
      <text:p text:style-name="P9"><text:s text:c="3"/><text:span text:style-name="T60">&lt;</text:span><text:span text:style-name="T56">information </text:span><text:span text:style-name="T63">date</text:span><text:span text:style-name="T53">="04/02/2015"</text:span><text:span text:style-name="T60">&gt;</text:span><text:span text:style-name="T59">Buy rate more then 27.0000</text:span><text:span text:style-name="T60">&lt;/</text:span><text:span text:style-name="T56">information</text:span><text:span text:style-name="T60">&gt; - </text:span><text:span text:style-name="T62">is Optional</text:span></text:p>
      <text:p text:style-name="P8"><text:span text:style-name="T58">&lt;/</text:span><text:span text:style-name="T57">exchange_rates</text:span><text:span text:style-name="T58">&gt;</text:span></text:p>
      <text:p text:style-name="P20"><text:span text:style-name="T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8M28S</meta:editing-duration>
    <meta:editing-cycles>104</meta:editing-cycles>
    <meta:generator>LibreOffice/4.4.4.3$Windows_x86 LibreOffice_project/2c39ebcf046445232b798108aa8a7e7d89552ea8</meta:generator>
    <dc:date>2016-03-04T11:00:59.250000000</dc:date>
    <meta:print-date>2016-02-25T14:58:53.613000000</meta:print-date>
    <meta:document-statistic meta:table-count="0" meta:image-count="0" meta:object-count="0" meta:page-count="2" meta:paragraph-count="33" meta:word-count="348" meta:character-count="2534" meta:non-whitespace-character-count="2193"/>
    <meta:user-defined meta:name="Info 1"/>
    <meta:user-defined meta:name="Info 2"/>
    <meta:user-defined meta:name="Info 3"/>
    <meta:user-defined meta:name="Info 4"/>
  </office:meta>
</office:document-meta>
</file>